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T2" style:parent-style-name="DefaultParagraphFont" style:family="text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" style:parent-style-name="Normal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T5" style:parent-style-name="DefaultParagraphFont" style:family="text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6" style:parent-style-name="Normal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7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T8" style:parent-style-name="DefaultParagraphFont" style:family="text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9" style:parent-style-name="Normal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10" style:parent-style-name="Standard" style:family="paragraph">
      <style:text-properties fo:font-weight="bold" style:font-weight-asian="bold" style:font-weight-complex="bold" fo:font-size="24pt" style:font-size-asian="24pt" style:font-size-complex="24pt"/>
    </style:style>
    <style:style style:name="P11" style:parent-style-name="Normal" style:family="paragraph">
      <style:paragraph-properties fo:break-before="page"/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12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T13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14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15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16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17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18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19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0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1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2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3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4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5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6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7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8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29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0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1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2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3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4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5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6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T37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name="P38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39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0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1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2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3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4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5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6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7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8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49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0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1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2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3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4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5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6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7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8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59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60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P61" style:parent-style-name="Standard" style:family="paragraph">
      <style:text-properties fo:font-weight="bold" style:font-weight-asian="bold" style:font-weight-complex="bold" fo:font-size="24pt" style:font-size-asian="24pt" style:font-size-complex="24pt" fo:language="es" fo:country="AR"/>
    </style:style>
    <style:style style:name="T62" style:parent-style-name="DefaultParagraphFont" style:family="text">
      <style:text-properties fo:font-weight="bold" style:font-weight-asian="bold" style:font-weight-complex="bold" fo:font-size="24pt" style:font-size-asian="24pt" style:font-size-complex="24pt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unto 1.</text:p>
      <text:p text:style-name="Standard"><text:span text:style-name="T2"><draw:frame draw:style-name="a0" draw:name="Picture 1" text:anchor-type="as-char" svg:x="0in" svg:y="0in" svg:width="6.925in" svg:height="1.47292in" style:rel-width="scale" style:rel-height="scale"><draw:image xlink:href="media/image1.png" xlink:type="simple" xlink:show="embed" xlink:actuate="onLoad"/><svg:title/><svg:desc>A close-up of a sign

Description automatically generated</svg:desc></draw:frame></text:span></text:p>
      <text:p text:style-name="P3"/>
      <text:p text:style-name="P4">Punto 2.</text:p>
      <text:p text:style-name="Standard"><text:span text:style-name="T5"><draw:frame draw:style-name="a1" draw:name="Picture 1" text:anchor-type="as-char" svg:x="0in" svg:y="0in" svg:width="6.925in" svg:height="4.28958in" style:rel-width="scale" style:rel-height="scale"><draw:image xlink:href="media/image2.png" xlink:type="simple" xlink:show="embed" xlink:actuate="onLoad"/><svg:title/><svg:desc>A table with black letters and numbers

Description automatically generated</svg:desc></draw:frame></text:span></text:p>
      <text:p text:style-name="P6"/>
      <text:p text:style-name="P7">Punto 3.</text:p>
      <text:p text:style-name="Standard"><text:span text:style-name="T8"><draw:frame draw:style-name="a2" draw:name="Picture 1" text:anchor-type="as-char" svg:x="0in" svg:y="0in" svg:width="5.77158in" svg:height="8.35094in" style:rel-width="scale" style:rel-height="scale"><draw:image xlink:href="media/image3.png" xlink:type="simple" xlink:show="embed" xlink:actuate="onLoad"/><svg:title/><svg:desc>A table of letters with a number

Description automatically generated with medium confidence</svg:desc></draw:frame></text:span></text:p>
      <text:p text:style-name="P9"/>
      <text:p text:style-name="P10">Punto 4.</text:p>
      <text:p text:style-name="Standard"><draw:frame draw:style-name="a3" draw:name="Picture 1" text:anchor-type="as-char" svg:x="0in" svg:y="0in" svg:width="5.95696in" svg:height="8.56712in" style:rel-width="scale" style:rel-height="scale"><draw:image xlink:href="media/image4.png" xlink:type="simple" xlink:show="embed" xlink:actuate="onLoad"/><svg:title/><svg:desc>A table of letters in black and white

Description automatically generated</svg:desc></draw:frame></text:p>
      <text:p text:style-name="P11"/>
      <text:p text:style-name="P12">Punto 5.</text:p>
      <text:p text:style-name="Standard"><text:span text:style-name="T13"><draw:frame draw:z-index="251658240" draw:style-name="a4" draw:name="Image1" text:anchor-type="paragraph" svg:x="0in" svg:y="0in" svg:width="5.1772in" svg:height="7.4063in" style:rel-width="scale" style:rel-height="scale"><draw:image xlink:href="media/image5.png" xlink:type="simple" xlink:show="embed" xlink:actuate="onLoad"/><svg:title/><svg:desc/></draw:frame></text:span></text:p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soft-page-break/>
      <text:p text:style-name="P36">Punto 6.</text:p>
      <text:p text:style-name="Standard"><text:span text:style-name="T37"><draw:frame draw:z-index="251659264" draw:style-name="a5" draw:name="Image2" text:anchor-type="paragraph" svg:x="0.5516in" svg:y="0.1728in" svg:width="5.1772in" svg:height="7.4063in" style:rel-width="scale" style:rel-height="scale"><draw:image xlink:href="media/image6.png" xlink:type="simple" xlink:show="embed" xlink:actuate="onLoad"/><svg:title/><svg:desc/></draw:frame></text:span>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soft-page-break/>
      <text:p text:style-name="P61">Punto 7.</text:p>
      <text:p text:style-name="Standard"><text:span text:style-name="T62"><draw:frame draw:z-index="2" draw:style-name="a6" draw:name="Image3" text:anchor-type="paragraph" svg:x="0in" svg:y="0in" svg:width="6.9252in" svg:height="3.2339in" style:rel-width="scale" style:rel-height="scale"><draw:image xlink:href="media/image7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Tomas Paradelo</dc:creator>
    <meta:creation-date>2024-09-01T10:52:00Z</meta:creation-date>
    <dc:date>2024-09-01T20:57:00Z</dc:date>
    <meta:template xlink:href="Normal" xlink:type="simple"/>
    <meta:editing-cycles>4</meta:editing-cycles>
    <meta:editing-duration>PT600S</meta:editing-duration>
    <meta:document-statistic meta:page-count="7" meta:paragraph-count="1" meta:word-count="18" meta:character-count="125" meta:row-count="1" meta:non-whitespace-character-count="108"/>
  </office:meta>
</office:document-meta>
</file>